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Purisa" officeooo:rsid="001d08c9" officeooo:paragraph-rsid="001d08c9"/>
    </style:style>
    <style:style style:name="P2" style:family="paragraph" style:parent-style-name="Standard">
      <style:text-properties style:font-name="Purisa" fo:font-size="24pt" fo:font-style="italic" style:text-underline-style="solid" style:text-underline-width="auto" style:text-underline-color="font-color" fo:font-weight="bold" officeooo:rsid="001d08c9" officeooo:paragraph-rsid="001d08c9" fo:background-color="#ffff00" style:font-size-asian="24pt" style:font-style-asian="italic" style:font-weight-asian="bold" style:font-size-complex="24pt" style:font-style-complex="italic" style:font-weight-complex="bold"/>
    </style:style>
    <style:style style:name="P3" style:family="paragraph" style:parent-style-name="Standard">
      <style:text-properties fo:font-size="10pt" fo:font-weight="normal" officeooo:rsid="00211dd0" officeooo:paragraph-rsid="00211dd0" style:font-size-asian="8.75pt" style:font-weight-asian="normal" style:font-size-complex="10pt" style:font-weight-complex="normal"/>
    </style:style>
    <style:style style:name="P4" style:family="paragraph" style:parent-style-name="Standard">
      <style:text-properties officeooo:paragraph-rsid="001d08c9"/>
    </style:style>
    <style:style style:name="P5" style:family="paragraph" style:parent-style-name="Standard">
      <style:text-properties officeooo:paragraph-rsid="001d9de8"/>
    </style:style>
    <style:style style:name="P6" style:family="paragraph" style:parent-style-name="Standard">
      <style:text-properties officeooo:paragraph-rsid="001e507e"/>
    </style:style>
    <style:style style:name="P7" style:family="paragraph" style:parent-style-name="Standard">
      <style:text-properties officeooo:paragraph-rsid="001e73ce"/>
    </style:style>
    <style:style style:name="P8" style:family="paragraph" style:parent-style-name="Standard">
      <style:text-properties officeooo:rsid="00204b0d" officeooo:paragraph-rsid="00204b0d"/>
    </style:style>
    <style:style style:name="P9" style:family="paragraph" style:parent-style-name="Standard">
      <style:text-properties officeooo:paragraph-rsid="00204b0d"/>
    </style:style>
    <style:style style:name="P10" style:family="paragraph" style:parent-style-name="Standard">
      <style:text-properties fo:color="#ff3333" style:text-underline-style="solid" style:text-underline-width="auto" style:text-underline-color="font-color" officeooo:rsid="00204b0d" officeooo:paragraph-rsid="00204b0d"/>
    </style:style>
    <style:style style:name="P11" style:family="paragraph" style:parent-style-name="Standard">
      <style:text-properties fo:color="#ff3333" style:text-underline-style="solid" style:text-underline-width="auto" style:text-underline-color="font-color" officeooo:rsid="00232950" officeooo:paragraph-rsid="00232950"/>
    </style:style>
    <style:style style:name="P12" style:family="paragraph" style:parent-style-name="Standard">
      <style:text-properties fo:color="#ff3333" fo:font-size="10pt" style:text-underline-style="solid" style:text-underline-width="auto" style:text-underline-color="font-color" fo:font-weight="bold" officeooo:rsid="00238d55" officeooo:paragraph-rsid="00238d55" style:font-size-asian="8.75pt" style:font-weight-asian="bold" style:font-size-complex="10pt" style:font-weight-complex="bold"/>
    </style:style>
    <style:style style:name="P13" style:family="paragraph" style:parent-style-name="Standard">
      <style:text-properties fo:color="#ff3333" fo:font-size="10pt" style:text-underline-style="solid" style:text-underline-width="auto" style:text-underline-color="font-color" fo:font-weight="bold" officeooo:rsid="002583ce" officeooo:paragraph-rsid="002583ce" style:font-size-asian="8.75pt" style:font-weight-asian="bold" style:font-size-complex="10pt" style:font-weight-complex="bold"/>
    </style:style>
    <style:style style:name="P14" style:family="paragraph" style:parent-style-name="Standard">
      <style:text-properties fo:color="#ff3333" fo:font-size="10pt" style:text-underline-style="solid" style:text-underline-width="auto" style:text-underline-color="font-color" fo:font-weight="bold" officeooo:rsid="00271786" officeooo:paragraph-rsid="00271786" style:font-size-asian="8.75pt" style:font-weight-asian="bold" style:font-size-complex="10pt" style:font-weight-complex="bold"/>
    </style:style>
    <style:style style:name="P15" style:family="paragraph" style:parent-style-name="Standard">
      <style:text-properties fo:color="#ff3333" fo:font-size="10pt" style:text-underline-style="solid" style:text-underline-width="auto" style:text-underline-color="font-color" fo:font-weight="bold" officeooo:rsid="00280b9d" officeooo:paragraph-rsid="00280b9d" style:font-size-asian="8.75pt" style:font-weight-asian="bold" style:font-size-complex="10pt" style:font-weight-complex="bold"/>
    </style:style>
    <style:style style:name="P16" style:family="paragraph" style:parent-style-name="Standard">
      <style:text-properties fo:color="#ff3333" fo:font-size="10pt" style:text-underline-style="solid" style:text-underline-width="auto" style:text-underline-color="font-color" fo:font-weight="bold" officeooo:rsid="0028ad0d" officeooo:paragraph-rsid="0028ad0d" style:font-size-asian="8.75pt" style:font-weight-asian="bold" style:font-size-complex="10pt" style:font-weight-complex="bold"/>
    </style:style>
    <style:style style:name="P17" style:family="paragraph" style:parent-style-name="Standard">
      <style:text-properties fo:font-size="24pt" fo:font-weight="bold" officeooo:rsid="00211dd0" officeooo:paragraph-rsid="00211dd0" style:font-size-asian="21pt" style:font-weight-asian="bold" style:font-size-complex="24pt" style:font-weight-complex="bold"/>
    </style:style>
    <style:style style:name="P18" style:family="paragraph" style:parent-style-name="Standard">
      <style:text-properties officeooo:paragraph-rsid="00211dd0"/>
    </style:style>
    <style:style style:name="P19" style:family="paragraph" style:parent-style-name="Standard">
      <style:text-properties officeooo:paragraph-rsid="0022053f"/>
    </style:style>
    <style:style style:name="P20" style:family="paragraph" style:parent-style-name="Standard">
      <style:text-properties officeooo:rsid="0022053f" officeooo:paragraph-rsid="0022053f"/>
    </style:style>
    <style:style style:name="P21" style:family="paragraph" style:parent-style-name="Standard">
      <style:text-properties officeooo:rsid="00232950" officeooo:paragraph-rsid="00232950"/>
    </style:style>
    <style:style style:name="P22" style:family="paragraph" style:parent-style-name="Standard">
      <style:text-properties fo:color="#000000" style:text-underline-style="none" officeooo:rsid="00232950" officeooo:paragraph-rsid="00232950"/>
    </style:style>
    <style:style style:name="P23" style:family="paragraph" style:parent-style-name="Standard">
      <style:text-properties fo:color="#000000" fo:font-size="24pt" style:text-underline-style="none" fo:font-weight="bold" officeooo:rsid="00232950" officeooo:paragraph-rsid="00232950" style:font-size-asian="21pt" style:font-weight-asian="bold" style:font-size-complex="24pt" style:font-weight-complex="bold"/>
    </style:style>
    <style:style style:name="P24" style:family="paragraph" style:parent-style-name="Standard">
      <style:text-properties fo:color="#000000" fo:font-size="24pt" style:text-underline-style="none" fo:font-weight="bold" officeooo:rsid="00247e43" officeooo:paragraph-rsid="00247e43" style:font-size-asian="21pt" style:font-weight-asian="bold" style:font-size-complex="24pt" style:font-weight-complex="bold"/>
    </style:style>
    <style:style style:name="P25" style:family="paragraph" style:parent-style-name="Standard">
      <style:text-properties fo:color="#000000" fo:font-size="24pt" style:text-underline-style="none" fo:font-weight="bold" officeooo:rsid="002583ce" officeooo:paragraph-rsid="002583ce" style:font-size-asian="21pt" style:font-weight-asian="bold" style:font-size-complex="24pt" style:font-weight-complex="bold"/>
    </style:style>
    <style:style style:name="P26" style:family="paragraph" style:parent-style-name="Standard">
      <style:text-properties fo:color="#000000" fo:font-size="24pt" style:text-underline-style="none" fo:font-weight="bold" officeooo:rsid="00271786" officeooo:paragraph-rsid="00271786" style:font-size-asian="21pt" style:font-weight-asian="bold" style:font-size-complex="24pt" style:font-weight-complex="bold"/>
    </style:style>
    <style:style style:name="P27" style:family="paragraph" style:parent-style-name="Standard">
      <style:text-properties fo:color="#000000" fo:font-size="24pt" style:text-underline-style="none" fo:font-weight="bold" officeooo:rsid="00280b9d" officeooo:paragraph-rsid="00280b9d" style:font-size-asian="21pt" style:font-weight-asian="bold" style:font-size-complex="24pt" style:font-weight-complex="bold"/>
    </style:style>
    <style:style style:name="P28" style:family="paragraph" style:parent-style-name="Standard">
      <style:text-properties fo:color="#000000" fo:font-size="10pt" style:text-underline-style="none" fo:font-weight="bold" officeooo:rsid="00232950" officeooo:paragraph-rsid="00232950" style:font-size-asian="8.75pt" style:font-weight-asian="bold" style:font-size-complex="10pt" style:font-weight-complex="bold"/>
    </style:style>
    <style:style style:name="P29" style:family="paragraph" style:parent-style-name="Standard">
      <style:text-properties fo:color="#000000" fo:font-size="10pt" style:text-underline-style="none" fo:font-weight="bold" officeooo:rsid="00247e43" officeooo:paragraph-rsid="00247e43" style:font-size-asian="8.75pt" style:font-weight-asian="bold" style:font-size-complex="10pt" style:font-weight-complex="bold"/>
    </style:style>
    <style:style style:name="P30" style:family="paragraph" style:parent-style-name="Standard">
      <style:text-properties fo:color="#000000" fo:font-size="10pt" style:text-underline-style="none" fo:font-weight="bold" officeooo:rsid="002583ce" officeooo:paragraph-rsid="002583ce" style:font-size-asian="8.75pt" style:font-weight-asian="bold" style:font-size-complex="10pt" style:font-weight-complex="bold"/>
    </style:style>
    <style:style style:name="P31" style:family="paragraph" style:parent-style-name="Standard">
      <style:text-properties fo:color="#000000" fo:font-size="10pt" style:text-underline-style="none" fo:font-weight="bold" officeooo:rsid="00271786" officeooo:paragraph-rsid="00271786" style:font-size-asian="8.75pt" style:font-weight-asian="bold" style:font-size-complex="10pt" style:font-weight-complex="bold"/>
    </style:style>
    <style:style style:name="P32" style:family="paragraph" style:parent-style-name="Standard">
      <style:text-properties fo:color="#000000" fo:font-size="10pt" style:text-underline-style="none" fo:font-weight="bold" officeooo:rsid="00280b9d" officeooo:paragraph-rsid="00280b9d" style:font-size-asian="8.75pt" style:font-weight-asian="bold" style:font-size-complex="10pt" style:font-weight-complex="bold"/>
    </style:style>
    <style:style style:name="P33" style:family="paragraph" style:parent-style-name="Standard">
      <style:text-properties fo:color="#000000" fo:font-size="10pt" style:text-underline-style="none" fo:font-weight="bold" officeooo:rsid="0028ad0d" officeooo:paragraph-rsid="0028ad0d" style:font-size-asian="8.75pt" style:font-weight-asian="bold" style:font-size-complex="10pt" style:font-weight-complex="bold"/>
    </style:style>
    <style:style style:name="P34" style:family="paragraph" style:parent-style-name="Standard">
      <style:text-properties fo:color="#000000" fo:font-size="10pt" style:text-underline-style="none" fo:font-weight="normal" officeooo:rsid="00232950" officeooo:paragraph-rsid="00232950" style:font-size-asian="8.75pt" style:font-weight-asian="normal" style:font-size-complex="10pt" style:font-weight-complex="normal"/>
    </style:style>
    <style:style style:name="P35" style:family="paragraph" style:parent-style-name="Standard">
      <style:text-properties fo:color="#000000" fo:font-size="10pt" style:text-underline-style="none" fo:font-weight="normal" officeooo:rsid="00232950" officeooo:paragraph-rsid="00238d55" style:font-size-asian="8.75pt" style:font-weight-asian="normal" style:font-size-complex="10pt" style:font-weight-complex="normal"/>
    </style:style>
    <style:style style:name="P36" style:family="paragraph" style:parent-style-name="Standard">
      <style:text-properties fo:color="#000000" fo:font-size="10pt" style:text-underline-style="none" fo:font-weight="normal" officeooo:rsid="00238d55" officeooo:paragraph-rsid="00238d55" style:font-size-asian="8.75pt" style:font-weight-asian="normal" style:font-size-complex="10pt" style:font-weight-complex="normal"/>
    </style:style>
    <style:style style:name="P37" style:family="paragraph" style:parent-style-name="Standard">
      <style:text-properties fo:color="#000000" fo:font-size="10pt" style:text-underline-style="solid" style:text-underline-width="auto" style:text-underline-color="font-color" fo:font-weight="bold" officeooo:rsid="002583ce" officeooo:paragraph-rsid="002583ce" style:font-size-asian="8.75pt" style:font-weight-asian="bold" style:font-size-complex="10pt" style:font-weight-complex="bold"/>
    </style:style>
    <style:style style:name="P38" style:family="paragraph" style:parent-style-name="Standard">
      <style:text-properties fo:color="#000000" fo:font-size="10pt" style:text-underline-style="solid" style:text-underline-width="auto" style:text-underline-color="font-color" fo:font-weight="bold" officeooo:rsid="00271786" officeooo:paragraph-rsid="00271786" style:font-size-asian="8.75pt" style:font-weight-asian="bold" style:font-size-complex="10pt" style:font-weight-complex="bold"/>
    </style:style>
    <style:style style:name="P39" style:family="paragraph" style:parent-style-name="Text_20_body">
      <style:text-properties style:font-name="Purisa" officeooo:rsid="001d08c9" officeooo:paragraph-rsid="001d08c9"/>
    </style:style>
    <style:style style:name="P40" style:family="paragraph" style:parent-style-name="Heading_20_1">
      <style:text-properties style:font-name="Purisa" officeooo:rsid="001d08c9" officeooo:paragraph-rsid="001d08c9"/>
    </style:style>
    <style:style style:name="T1" style:family="text">
      <style:text-properties style:font-name="Purisa"/>
    </style:style>
    <style:style style:name="T2" style:family="text">
      <style:text-properties style:font-name="Purisa" fo:font-size="10pt" style:font-size-asian="10pt" style:font-size-complex="10pt"/>
    </style:style>
    <style:style style:name="T3" style:family="text">
      <style:text-properties style:font-name="Purisa" fo:font-size="10pt" officeooo:rsid="001d08c9" style:font-size-asian="10pt" style:font-size-complex="10pt"/>
    </style:style>
    <style:style style:name="T4" style:family="text">
      <style:text-properties style:font-name="Purisa" fo:font-size="10pt" officeooo:rsid="001d9de8" style:font-size-asian="10pt" style:font-size-complex="10pt"/>
    </style:style>
    <style:style style:name="T5" style:family="text">
      <style:text-properties style:font-name="Purisa" fo:font-size="10pt" fo:font-weight="normal" style:font-size-asian="10pt" style:font-weight-asian="normal" style:font-size-complex="10pt" style:font-weight-complex="normal"/>
    </style:style>
    <style:style style:name="T6" style:family="text">
      <style:text-properties style:font-name="Purisa" fo:font-size="10pt" fo:font-weight="normal" officeooo:rsid="001d08c9" style:font-size-asian="10pt" style:font-weight-asian="normal" style:font-size-complex="10pt" style:font-weight-complex="normal"/>
    </style:style>
    <style:style style:name="T7" style:family="text">
      <style:text-properties style:font-name="Purisa" fo:font-size="10pt" fo:font-weight="normal" officeooo:rsid="001d9de8" style:font-size-asian="10pt" style:font-weight-asian="normal" style:font-size-complex="10pt" style:font-weight-complex="normal"/>
    </style:style>
    <style:style style:name="T8" style:family="text">
      <style:text-properties style:font-name="Purisa" fo:font-size="10pt" fo:font-weight="normal" style:font-size-asian="8.75pt" style:font-weight-asian="normal" style:font-size-complex="10pt" style:font-weight-complex="normal"/>
    </style:style>
    <style:style style:name="T9" style:family="text">
      <style:text-properties style:font-name="Purisa" fo:font-weight="normal" style:font-weight-asian="normal" style:font-weight-complex="normal"/>
    </style:style>
    <style:style style:name="T10" style:family="text">
      <style:text-properties style:font-name="Purisa" fo:font-weight="normal" officeooo:rsid="00247e43" style:font-weight-asian="normal" style:font-weight-complex="normal"/>
    </style:style>
    <style:style style:name="T11" style:family="text">
      <style:text-properties style:font-name="Purisa" style:text-underline-style="solid" style:text-underline-width="auto" style:text-underline-color="font-color" fo:font-weight="normal" style:font-weight-asian="normal" style:font-weight-complex="normal"/>
    </style:style>
    <style:style style:name="T12" style:family="text">
      <style:text-properties style:font-name="Purisa" officeooo:rsid="00238d55"/>
    </style:style>
    <style:style style:name="T13" style:family="text">
      <style:text-properties style:font-name="Purisa"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ize="10pt" officeooo:rsid="001d08c9" style:font-size-asian="10pt" style:font-size-complex="10pt"/>
    </style:style>
    <style:style style:name="T16" style:family="text">
      <style:text-properties fo:color="#ff3333" style:font-name="Purisa" fo:font-size="10pt" style:text-underline-style="solid" style:text-underline-width="auto" style:text-underline-color="font-color" fo:font-weight="normal" officeooo:rsid="001d9de8" style:font-size-asian="10pt" style:font-weight-asian="normal" style:font-size-complex="10pt" style:font-weight-complex="normal"/>
    </style:style>
    <style:style style:name="T17" style:family="text">
      <style:text-properties fo:color="#ff3333" style:font-name="Purisa" fo:font-size="10pt" style:text-underline-style="solid" style:text-underline-width="auto" style:text-underline-color="font-color" fo:font-weight="normal" officeooo:rsid="001e73ce" style:font-size-asian="10pt" style:font-weight-asian="normal" style:font-size-complex="10pt" style:font-weight-complex="normal"/>
    </style:style>
    <style:style style:name="T18" style:family="text">
      <style:text-properties fo:color="#ff3333" style:font-name="Purisa" fo:font-size="10pt" style:text-underline-style="solid" style:text-underline-width="auto" style:text-underline-color="font-color" fo:font-weight="normal" officeooo:rsid="00204b0d" style:font-size-asian="10pt" style:font-weight-asian="normal" style:font-size-complex="10pt" style:font-weight-complex="normal"/>
    </style:style>
    <style:style style:name="T19" style:family="text">
      <style:text-properties fo:color="#ff3333" style:font-name="Purisa" fo:font-size="10pt" style:text-underline-style="solid" style:text-underline-width="auto" style:text-underline-color="font-color" fo:font-weight="normal" officeooo:rsid="00211dd0" style:font-size-asian="8.75pt" style:font-weight-asian="normal" style:font-size-complex="10pt" style:font-weight-complex="normal"/>
    </style:style>
    <style:style style:name="T20" style:family="text">
      <style:text-properties fo:color="#ff3333" style:font-name="Purisa" fo:font-size="10pt" style:text-underline-style="solid" style:text-underline-width="auto" style:text-underline-color="font-color" fo:font-weight="normal" officeooo:rsid="0022053f" style:font-size-asian="8.75pt" style:font-weight-asian="normal" style:font-size-complex="10pt" style:font-weight-complex="normal"/>
    </style:style>
    <style:style style:name="T21" style:family="text">
      <style:text-properties fo:color="#ff3333" style:font-name="Purisa" fo:font-size="10pt" style:text-underline-style="solid" style:text-underline-width="auto" style:text-underline-color="font-color" style:font-size-asian="10pt" style:font-size-complex="10pt"/>
    </style:style>
    <style:style style:name="T22" style:family="text">
      <style:text-properties fo:color="#ff3333" style:font-name="Purisa" fo:font-size="10pt" style:text-underline-style="solid" style:text-underline-width="auto" style:text-underline-color="font-color" officeooo:rsid="00211dd0" style:font-size-asian="10pt" style:font-size-complex="10pt"/>
    </style:style>
    <style:style style:name="T23" style:family="text">
      <style:text-properties fo:color="#ff3333" style:font-name="Purisa" fo:font-size="10pt" style:text-underline-style="solid" style:text-underline-width="auto" style:text-underline-color="font-color" officeooo:rsid="0022053f" style:font-size-asian="10pt" style:font-size-complex="10pt"/>
    </style:style>
    <style:style style:name="T24" style:family="text">
      <style:text-properties fo:color="#ff3333" style:font-name="Purisa" fo:font-size="10pt" style:text-underline-style="none" fo:font-weight="normal" officeooo:rsid="001e73ce" style:font-size-asian="10pt" style:font-weight-asian="normal" style:font-size-complex="10pt" style:font-weight-complex="normal"/>
    </style:style>
    <style:style style:name="T25" style:family="text">
      <style:text-properties fo:color="#ff3333" style:font-name="Purisa" fo:font-size="10pt" style:text-underline-style="none" fo:font-weight="normal" officeooo:rsid="0022053f" style:font-size-asian="8.75pt" style:font-weight-asian="normal" style:font-size-complex="10pt" style:font-weight-complex="normal"/>
    </style:style>
    <style:style style:name="T26" style:family="text">
      <style:text-properties fo:color="#ff3333" style:font-name="Purisa" style:text-underline-style="solid" style:text-underline-width="auto" style:text-underline-color="font-color"/>
    </style:style>
    <style:style style:name="T27" style:family="text">
      <style:text-properties fo:color="#ff3333" style:font-name="Purisa" style:text-underline-style="solid" style:text-underline-width="auto" style:text-underline-color="font-color" officeooo:rsid="00238d55"/>
    </style:style>
    <style:style style:name="T28" style:family="text">
      <style:text-properties fo:color="#ff3333" style:font-name="Purisa" style:text-underline-style="solid" style:text-underline-width="auto" style:text-underline-color="font-color" fo:font-weight="normal" style:font-weight-asian="normal" style:font-weight-complex="normal"/>
    </style:style>
    <style:style style:name="T29" style:family="text">
      <style:text-properties fo:color="#ff3333" style:font-name="Purisa" style:text-underline-style="solid" style:text-underline-width="auto" style:text-underline-color="font-color" fo:font-weight="normal" officeooo:rsid="00247e43" style:font-weight-asian="normal" style:font-weight-complex="normal"/>
    </style:style>
    <style:style style:name="T30" style:family="text">
      <style:text-properties fo:color="#ff3333" style:font-name="Purisa" fo:font-weight="normal" style:font-weight-asian="normal" style:font-weight-complex="normal"/>
    </style:style>
    <style:style style:name="T31" style:family="text">
      <style:text-properties fo:color="#000000" style:font-name="Purisa" fo:font-size="10pt" style:text-underline-style="none" fo:font-weight="normal" style:font-size-asian="10pt" style:font-weight-asian="normal" style:font-size-complex="10pt" style:font-weight-complex="normal"/>
    </style:style>
    <style:style style:name="T32" style:family="text">
      <style:text-properties fo:color="#000000" style:font-name="Purisa" fo:font-size="10pt" style:text-underline-style="none" fo:font-weight="normal" officeooo:rsid="001d9de8" style:font-size-asian="10pt" style:font-weight-asian="normal" style:font-size-complex="10pt" style:font-weight-complex="normal"/>
    </style:style>
    <style:style style:name="T33" style:family="text">
      <style:text-properties fo:color="#000000" style:font-name="Purisa" fo:font-size="10pt" style:text-underline-style="none" fo:font-weight="normal" officeooo:rsid="001e507e" style:font-size-asian="10pt" style:font-weight-asian="normal" style:font-size-complex="10pt" style:font-weight-complex="normal"/>
    </style:style>
    <style:style style:name="T34" style:family="text">
      <style:text-properties fo:color="#000000" style:font-name="Purisa" fo:font-size="10pt" style:text-underline-style="none" fo:font-weight="normal" officeooo:rsid="001e73ce" style:font-size-asian="10pt" style:font-weight-asian="normal" style:font-size-complex="10pt" style:font-weight-complex="normal"/>
    </style:style>
    <style:style style:name="T35" style:family="text">
      <style:text-properties fo:color="#000000" style:font-name="Purisa" fo:font-size="10pt" style:text-underline-style="none" fo:font-weight="normal" officeooo:rsid="00204b0d" style:font-size-asian="10pt" style:font-weight-asian="normal" style:font-size-complex="10pt" style:font-weight-complex="normal"/>
    </style:style>
    <style:style style:name="T36" style:family="text">
      <style:text-properties fo:color="#000000" style:font-name="Purisa" fo:font-size="10pt" style:text-underline-style="none" fo:font-weight="normal" style:font-size-asian="8.75pt" style:font-weight-asian="normal" style:font-size-complex="10pt" style:font-weight-complex="normal"/>
    </style:style>
    <style:style style:name="T37" style:family="text">
      <style:text-properties fo:color="#000000" style:font-name="Purisa" fo:font-size="10pt" style:text-underline-style="none" fo:font-weight="normal" officeooo:rsid="00211dd0" style:font-size-asian="8.75pt" style:font-weight-asian="normal" style:font-size-complex="10pt" style:font-weight-complex="normal"/>
    </style:style>
    <style:style style:name="T38" style:family="text">
      <style:text-properties fo:color="#000000" style:font-name="Purisa" fo:font-size="10pt" style:text-underline-style="none" fo:font-weight="normal" officeooo:rsid="0022053f" style:font-size-asian="8.75pt" style:font-weight-asian="normal" style:font-size-complex="10pt" style:font-weight-complex="normal"/>
    </style:style>
    <style:style style:name="T39" style:family="text">
      <style:text-properties fo:color="#000000" style:font-name="Purisa" fo:font-size="10pt" style:text-underline-style="none" style:font-size-asian="10pt" style:font-size-complex="10pt"/>
    </style:style>
    <style:style style:name="T40" style:family="text">
      <style:text-properties fo:color="#000000" style:font-name="Purisa" fo:font-size="10pt" style:text-underline-style="none" officeooo:rsid="00211dd0" style:font-size-asian="10pt" style:font-size-complex="10pt"/>
    </style:style>
    <style:style style:name="T41" style:family="text">
      <style:text-properties fo:color="#000000" style:font-name="Purisa" fo:font-size="10pt" style:text-underline-style="none" officeooo:rsid="0022053f" style:font-size-asian="10pt" style:font-size-complex="10pt"/>
    </style:style>
    <style:style style:name="T42" style:family="text">
      <style:text-properties fo:color="#000000" style:font-name="Purisa" style:text-underline-style="none"/>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ighmaul</text:p>
      <text:p text:style-name="P1"/>
      <text:h text:style-name="P40" text:outline-level="1">Kargath Bladefist</text:h>
      <text:p text:style-name="P39"/>
      <text:p text:style-name="P4"><text:span text:style-name="T3">Kargath Bladefist is the first boss in the Highmaul raid instance </text:span><text:span text:style-name="T2">and is a fairly good opening boss</text:span><text:span text:style-name="T3">.</text:span><text:span text:style-name="T15"> </text:span><text:span text:style-name="T3">The encounter requires that your raid deal with both Kargath and the several adds he summons, mostly putting a strain on your DPS players</text:span><text:span text:style-name="T15">. </text:span></text:p>
      <text:p text:style-name="P4"><text:span text:style-name="T3">You would expect a fairly introductory or easy boss</text:span><text:span text:style-name="T15">. </text:span><text:span text:style-name="T3">There are some pitfalls and traps and things to pay attention to, but its definitely not overly difficult.</text:span><text:span text:style-name="T15"> </text:span></text:p>
      <text:p text:style-name="P1"><text:span text:style-name="T14"/></text:p>
      <text:p text:style-name="P5"><text:span text:style-name="T6">The fight starts in arena and there are 4 pits that are opened once you pull the boss. </text:span><text:span text:style-name="T7">In each of them there is a very hungry kitty cat. Pay attention and stay away! Next, the boss will do quite a bit of charging around doing chunks of damage to people at ranged. This is called </text:span><text:span text:style-name="T16">BLADE DANCE</text:span><text:span text:style-name="T7"> </text:span><text:span text:style-name="T4">With blinding speed, Kargath rushes towards random targets every 2 sec. for 10 sec, doing 54000 physical damage to anyone within 7 yards.</text:span><text:span text:style-name="T7"> If you can, spreading out is ideal but it doesn't hurt too badly.</text:span></text:p>
      <text:p text:style-name="P5"><text:span text:style-name="T7"/></text:p>
      <text:p text:style-name="P5"><text:span text:style-name="T7">The tanks have a taunt swap mechanic in the </text:span><text:span text:style-name="T16">IMPALE:</text:span><text:span text:style-name="T32"> Kargath skewers an enemy, inflicting 58000 Physical damage every 1 sec. for 8 sec. If the target survives, they take increased damage from consecutive Impales ( look at the stack of Open Wounds expecially for healers). And there are </text:span><text:span text:style-name="T17">FIRE PILLARS</text:span><text:span text:style-name="T16"> </text:span><text:span text:style-name="T32">that pop up and spew fire all around them. Don't stand in the fire! </text:span></text:p>
      <text:p text:style-name="P6"><text:span text:style-name="T32">Beyond that, there are only really two other main mechanics to the fight. The first is called Berserker Rush where </text:span><text:span text:style-name="T31">Kargath cuts his way towards you dealing 125% weapon damage to all targets in front of him, as well as increasing his physical damage done by 15% every 2 sec for 20 sec.</text:span><text:span text:style-name="T32"> When it starts cut spread out or you will get slaughtered. The boss will hunt the fixated target down until he gets to them and will immediately kill them if they reach them. </text:span><text:span text:style-name="T33">He can be distracted to stop this, kite him into one of the fire pillars. He'll get disappointed that its in his way and kill it instead of you. Just be careful you leave some up so your ranged can kite him and interrupt further Rushes. </text:span></text:p>
      <text:p text:style-name="P6"><text:span text:style-name="T33"/></text:p>
      <text:p text:style-name="P7"><text:span text:style-name="T33">The last mechanic is </text:span><text:span text:style-name="T34">pretty fun. About every minute and a half, the public that is watching you in the arena will get involved in the fight from the stands. <text:s/>You have 3 types of adds:</text:span></text:p>
      <text:p text:style-name="P7"><text:span text:style-name="T34">- <text:s/></text:span><text:span text:style-name="T17">IRON GRUNT: </text:span><text:span text:style-name="T34">They have a hamstring type ability but they are seriously low on </text:span><text:soft-page-break/><text:span text:style-name="T34">health and simple cannon fodder.</text:span></text:p>
      <text:p text:style-name="P7"><text:span text:style-name="T34">- </text:span><text:span text:style-name="T17">IRON BOMBERS:</text:span><text:span text:style-name="T34"> They will toss bombs into the arena and also drop them when killed.</text:span></text:p>
      <text:p text:style-name="P7"><text:span text:style-name="T34">- </text:span><text:span text:style-name="T17">DRUNKEN BILESLINGERS:</text:span><text:span text:style-name="T34"> They will throw Mauling Brew into the arena that will put down basic poison puddles all over further hampering your available raid space. They also have a Vile Breath that will stun people in front of it.</text:span></text:p>
      <text:p text:style-name="P7"><text:span text:style-name="T34"/></text:p>
      <text:p text:style-name="P9"><text:span text:style-name="T34"><text:s/>Well soon after the crowd gets into it, the boss will do an ability called </text:span><text:span text:style-name="T18">CHAIN HURL</text:span><text:span text:style-name="T24">: </text:span><text:span text:style-name="T34">Kargath uses his chain to lash the 5 closest enemies and toss them into the arena's stands. </text:span><text:span text:style-name="T35">It would be good to focus on the Bombers and Bileslingers as they affect your raid the most. The hardest thing is if you get low on health, you will automatically jump back down into the arena. You might want to send like a tank, 3 dps and maybe a healer (not much damage). Make sure you can clear all of them before you jump back down. </text:span></text:p>
      <text:p text:style-name="P9"><text:span text:style-name="T35"/></text:p>
      <text:p text:style-name="P8"><text:span text:style-name="T31"><text:s/>While the hurled group deals with the crowd, the fight in the arena continues on exactly as it has been so far. Nothing really changes. <text:s/>Taking two Impales was not bad at all so don't get too much in a hurry if a tank is still dealing with the pubblic.</text:span></text:p>
      <text:p text:style-name="P8"><text:span text:style-name="T31"/></text:p>
      <text:p text:style-name="P8"><text:span text:style-name="T31">The strategy is pretty easier. Tanks should try to keep the boss pointed towards the ranged group so that melee don't get hit by impale and the Rush although boss timers will help with that. Ranged and healers should stay near a fire pillar in case they get fixated.</text:span></text:p>
      <text:p text:style-name="P8"><text:span text:style-name="T31"/></text:p>
      <text:p text:style-name="P10"><text:span text:style-name="T5">REMEMBER:</text:span></text:p>
      <text:p text:style-name="P8"><text:span text:style-name="T31">Tanks, swap off for Impales, keep the boss pointed towards ranged and maybe help dealing with the crowd. Healers, the damage is pretty light overall except when the crowd is up and going so save your cooldowns for that while you dodge all the other mechanics. Dps, get tossed up to smack down the crowd and ranged be ready to kite him into the fire pillars. </text:span></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oft-page-break/><text:span text:style-name="T31"/></text:p>
      <text:p text:style-name="P17"><text:span text:style-name="T42">The butcher</text:span></text:p>
      <text:p text:style-name="P3"><text:span text:style-name="T42"/></text:p>
      <text:p text:style-name="P19"><text:span text:style-name="T37">This fight consists of a bunch of stacking and spreading and really doesn't have too much to it. The Butcher does a lot of cleaving. You have to absorb damage or things start to go badly. This fight is a dps race. <text:s/>So there are quite a few tank mechanics to look at but lets talk about the main mechanic called </text:span><text:span text:style-name="T19">CLEAVE: </text:span><text:span text:style-name="T39">The Butcher targets the largest clump of players in melee range and strikes them for massive Physical damage. The damage is split between all targets in the clump. Victims of Cleave are afflicted with </text:span><text:span text:style-name="T22">GUSHING</text:span><text:span text:style-name="T21"> W</text:span><text:span text:style-name="T22">OUNDS</text:span><text:span text:style-name="T39"> </text:span><text:span text:style-name="T40">(</text:span><text:span text:style-name="T39">victim </text:span><text:span text:style-name="T40">loose blood in large amounts</text:span><text:span text:style-name="T39"> for Physical damage for 15 sec. If the victim reaches 5 stacks they will </text:span><text:span text:style-name="T40">die</text:span><text:span text:style-name="T39"> instantly</text:span><text:span text:style-name="T40">). </text:span><text:span text:style-name="T41">This means you need to have multiple groups of people getting hit by the Cleave. It also means melee who aren't currently soaking need to be spread out enough to not get hit.</text:span></text:p>
      <text:p text:style-name="P20"><text:span text:style-name="T39">The boss will periodically knock everyone back from him and then a few seconds later, jump to a group of raid members at ranged. He'll execute another cleave and then go back to the tank and doing his normal Cleaves. </text:span></text:p>
      <text:p text:style-name="P20"><text:span text:style-name="T39">Cleave after cleave we arrive at 30%, when he hits 30% health, he will frenzy and attack 30% faster. You'll have to rotate more groups through to take the cleave.</text:span></text:p>
      <text:p text:style-name="P20"><text:span text:style-name="T39"/></text:p>
      <text:p text:style-name="P20"><text:span text:style-name="T39">There are a few mechanics that are tank-specific:</text:span></text:p>
      <text:p text:style-name="P19"><text:span text:style-name="T41">- </text:span><text:span text:style-name="T23">HEAVY HANDED:</text:span><text:span text:style-name="T41"> All of the Butcher's standard auto attacks trigger a second attack on the next closest target within 5 yards. If no target is found, the primary target is struck again (NEED OFFTANK!)</text:span></text:p>
      <text:p text:style-name="P18"><text:span text:style-name="T37">- </text:span><text:span text:style-name="T20">THE TENDERIZER:</text:span><text:span text:style-name="T38"> The Butcher's Tenderizer hits his current target for significant Physical damage and increases the damage taken by further attacks made with the Tenderizer by 50%. This attack always hits.</text:span></text:p>
      <text:p text:style-name="P19"><text:span text:style-name="T38">- </text:span><text:span text:style-name="T20">THE CLEAVER:</text:span><text:span text:style-name="T25"> </text:span><text:span text:style-name="T36">The Butcher's Cleaver cuts its victims down to the bone, causing them to bleed profusely over time. This effect stacks. This attack will not apply its bleed component if it is avoided.</text:span></text:p>
      <text:p text:style-name="P20"><text:span text:style-name="T36">Basically tanks will need to be stacked close together kind of like Blood Queen from ICC. You need to share the damage of the boss' auto attacks otherwise a melee might eat it and likely die. Tanks should swap for stacks of the Tenderizer and then try to avoid the damage from The Cleaver. </text:span></text:p>
      <text:p text:style-name="P20"><text:span text:style-name="T36"/></text:p>
      <text:p text:style-name="P20"><text:span text:style-name="T36">As for the rest of the raid, the only big thing to do is setup a rotation of at least 3 to 4 main cleave soak groups (you only need 2 groups until the boss hits his frenzy stage). It might even be beneficial to healers to heal a 3 stack across more groups as opposed to healing the heavy damage of a 4 stack.</text:span></text:p>
      <text:p text:style-name="P21"><text:span text:style-name="T36"><text:s/>Beyond the normal cleave, also be ready to collapse on a stack point for the </text:span><text:soft-page-break/><text:span text:style-name="T36">knockback and Bounding Cleave. Just mark some particular place for ranged and healers to stack in. </text:span></text:p>
      <text:p text:style-name="P21"><text:span text:style-name="T36">This is a dps check so decide if you want to pop lust at the start when trinkets are active or if you want to save it till the end when everyone is running around during his frenzy and healing hard. </text:span></text:p>
      <text:p text:style-name="P21"><text:span text:style-name="T36"/></text:p>
      <text:p text:style-name="P11"><text:span text:style-name="T8">REMEMBER:</text:span></text:p>
      <text:p text:style-name="P22"><text:span text:style-name="T8">Tanks, swap off for all the nasty debuffs in this encounter and try to mitigate as much of them as possible. Healers, be wary of people with high stacks of the cleave dot and prepare for the hardcoreness of the frenzy phase. Dps, be quick to respond to your cleave group when its time for you to soak and ranged be ready to stack for the bounding cleave. Also make sure you are meeting that dps check.</text:span></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oft-page-break/><text:span text:style-name="T8"/></text:p>
      <text:p text:style-name="P23"><text:span text:style-name="T1">Tectus</text:span></text:p>
      <text:p text:style-name="P34"><text:span text:style-name="T13"/></text:p>
      <text:p text:style-name="P34"><text:span text:style-name="T1">It looks like he has pretty low health in comparison to other bosses. That is because he splits after you defeat him into two Shards. Once you defeat a Shard, it splits into 4 Motes. If you defeat all 8 Motes in total, you win! But the tricky part is each Shard and Mote has the same abilities as the original tectus they just do less damage. During the first part when Tectus is whole, he will also have a few adds that come along to try and annoy you. Once he splits, they no longer spawn apparently. </text:span></text:p>
      <text:p text:style-name="P34"><text:span text:style-name="T1">The first add summoned is a </text:span><text:span text:style-name="T26">Night-Twisted Earthwarper.</text:span><text:span text:style-name="T1"> These guys need to be picked up by the tanks and pointed away from the raid. They do a frontal cone attack that hurts pretty badly. They also throw out a vortex of earth that the boss can pick up to get buffed. The vortex can be soaked by players but will reduce their movement speed a little. And if they take a melee hit, the vortex's buff will still go onto the boss. </text:span></text:p>
      <text:p text:style-name="P34"><text:span text:style-name="T1">The other add in this first phase is called a </text:span><text:span text:style-name="T26">Night-Twisted Berserker.</text:span><text:span text:style-name="T1"> He doesn't do much other than drop aggro and charge around at random people. Just try to kill him off before it gets hairy and tanks just keep trying to keep him under control.</text:span></text:p>
      <text:p text:style-name="P34"><text:span text:style-name="T1"/></text:p>
      <text:p text:style-name="P34"><text:span text:style-name="T1">All of these mechanics can be apply to Tectus, his Shards, and his Motes. </text:span></text:p>
      <text:p text:style-name="P34"><text:span text:style-name="T1">Tectus gains energy and he is unkillable until he reaches 100 energy and is channeling </text:span><text:span text:style-name="T27">TECTONIC</text:span><text:span text:style-name="T26"> U</text:span><text:span text:style-name="T27">PHEAVAL</text:span><text:span text:style-name="T12">:</text:span><text:span text:style-name="T1"> </text:span><text:span text:style-name="T12">t</text:span><text:span text:style-name="T1">his is basically a big earthquake spell that hits the whole raid. Again, its the only time you can actually kill him and if you don't before its done, he will heal up some decent chunk. Its also worth noting that the lower Tectus' health is, the faster he gains energy (don't have to wait forever for the Tectonic upheaval to happen again).</text:span></text:p>
      <text:p text:style-name="P35"><text:span text:style-name="T1">Next up, we have </text:span><text:span text:style-name="T27">FAULTLINE</text:span><text:span text:style-name="T1"> which is a cloud of blades that moves around. (Lot of damage, just avoid it as best you can!).</text:span><text:span text:style-name="T12">Then we have </text:span><text:span text:style-name="T27">FRACTURE</text:span><text:span text:style-name="T12">, thats seen here on the ground. You get this little rumbling and then it shoots up a spike that hits you for some damage and knocks you back. Watch your feet!</text:span><text:span text:style-name="T1"> </text:span></text:p>
      <text:p text:style-name="P36"><text:span text:style-name="T1">Lastly, </text:span><text:span text:style-name="T26">THE EARTHEN PILLAR</text:span><text:span text:style-name="T1"> is the really deadly part of the whole fight. You'll see this very large graphic on the ground and then when it goes off, you will get one-shot if you are still in it. But it also can cause line of sight issues as it leaves the pillar up. This can get tricky later when you have a bunch of the Motes doing this. </text:span></text:p>
      <text:p text:style-name="P36"><text:span text:style-name="T1">There also </text:span><text:span text:style-name="T26">ACCRETION</text:span><text:span text:style-name="T1"> this is basically the boss absorbing those vortexes from earlier along with other nearby earth. It gives him a buff but as you damage him, it removes the stacks. It really didn't seem to be that important of a mechanic at </text:span><text:soft-page-break/><text:span text:style-name="T1">least on Heroic. </text:span></text:p>
      <text:p text:style-name="P36"><text:span text:style-name="T1"/></text:p>
      <text:p text:style-name="P36"><text:span text:style-name="T26">PHASE 1</text:span></text:p>
      <text:p text:style-name="P36"><text:span text:style-name="T1">is about bursting him down along with the adds. At some point he'll get to 100 energy and you likely won't get him killed before it goes off so you'll start a hopefully small cycle of him getting to 100 energy and then doing the Tectonic Upheaval. If you are clear of adds and have the dps for it, try to line up cooldowns and even maybe bloodlust to burst him down during the window of Tectonic Upheaval. It didn't seem possible to get him to 0 health without him gaining energy fast enough to start doing the earthquake and be killed. </text:span></text:p>
      <text:p text:style-name="P36"><text:span text:style-name="T1">So really much of the first part is trying to place the Earthen Pillars so as to not screw up your raid positioning. So some groups talked about going along the outside in the first phase to make sure the Earthen Pillars got dropped out there. Thats probably the best approach. Otherwise, this is really about picking up adds, killing them off and then picking the right time to push the boss and shatter him during Tectonic Upheaval. </text:span></text:p>
      <text:p text:style-name="P36"><text:span text:style-name="T1"/></text:p>
      <text:p text:style-name="P36"><text:span text:style-name="T1">After that, you have to deal with the 2 shards. Given that the motes didn't seem to have much health at least on beta, groups seemed to just push both shards at the same time and then deal with the 8 motes. It might be that the tuning of the shards or motes is increased, in which case you probably would want to do each shard separately thus not handling a ton of mechanics at the same time. Regardless, the only dangerous part here is just avoiding two of everything. So watch for 2 earthen pillars and watch for the healing checks of two tectonic upheavals going off. </text:span></text:p>
      <text:p text:style-name="P28"><text:span text:style-name="T1"/></text:p>
      <text:p text:style-name="P12"><text:span text:style-name="T1">REMEMBER:</text:span></text:p>
      <text:p text:style-name="P36"><text:span text:style-name="T1">Tanks need to pick up the adds in the first phase and then each separately pick up a shard. And then popping major cooldowns to survive the Motes. Healers should watch for the damage of Tectonic Upheaval and watch tanks when Shards and Motes start coming out. Dps just watch your feet constantly.</text:span></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24"><text:soft-page-break/><text:span text:style-name="T1">Brackenspore</text:span></text:p>
      <text:p text:style-name="P28"><text:span text:style-name="T1"/></text:p>
      <text:p text:style-name="P29"><text:span text:style-name="T9">Flamethrowers! If you are a ranged dps, you need to speak up and grab this thing. Not only is it fun to use to burn away the creeping moss in the encounter which is supposed to be your job, it also gives you a sizeable buff to your dps. And really, honestly who doesn't want to wield a flamethrower. </text:span></text:p>
      <text:p text:style-name="P29"><text:span text:style-name="T9">So as mentioned there is a creeping moss that will cover the floor and creep all over the place. Besides doing damage to you if you stand in it, it also slows you significantly. Even worse, any enemy in this moss will be healed by 2% of their health every 2 seconds they stand in it. This includes the boss so its a huge deal to keep the moss clear from around the boss and important adds. Not to mention the tanks should be aware of positioning and steer clear if a flamethrower isn't handling nearby moss. </text:span></text:p>
      <text:p text:style-name="P29"><text:span text:style-name="T9">Speaking of tanks, there is a fairly nasty tank swap mechanic. Besides a small stacking dot called </text:span><text:span text:style-name="T28">ROT</text:span><text:span text:style-name="T9">, the biggie is called </text:span><text:span text:style-name="T28">NECROTIC BREATH</text:span><text:span text:style-name="T9">. This does some damage but inflicts the tank with a 99% healing debuff. Basically no heals get through. Combined, these two debuffs are pretty nasty to get through. For the most part, the off tank needs to quickly swap in.</text:span></text:p>
      <text:p text:style-name="P29"><text:span text:style-name="T9">Continuing with tanks a very big add will join the fight every now and then called </text:span><text:span text:style-name="T28">FUNGAL FLESH-EATER.</text:span><text:span text:style-name="T9"> Tanks will need to pick this up and keep it focused for interrupts. It casts </text:span><text:span text:style-name="T28">DECAY</text:span><text:span text:style-name="T9"> which does about 100k to the entire raid so you need to keep it nearby and people need to be focusing it or at least cleaving off of it. Of course, once you swap for the Necrotic Breath, you should probably also swap off the add. Melee should be on this guy and rotating through interrupts constantly. </text:span></text:p>
      <text:p text:style-name="P30"><text:span text:style-name="T10"/></text:p>
      <text:p text:style-name="P30"><text:span text:style-name="T9">Moving on to other abilities of the boss itself, he'll also throw out </text:span><text:span text:style-name="T28">INFESTING SPORES</text:span><text:span text:style-name="T9"> which ticks for some raid wide damage that stacks up. Its not too deadly but healers should be wary. Speaking of healers, lets talk next about the beneficial mushrooms in this fight. Every now and then, a blue or green glowing mushroom will spawn. If a healer focuses it and heals it to full it will start to provide a benefit to the raid. If you heal the green one up, it will radiate a large amount of healing to anything within 20 yards. Realize this also means the boss, so be careful on positioning here. </text:span></text:p>
      <text:p text:style-name="P30"><text:span text:style-name="T9">If you heal the blue one up, it will give a haste and mana regen buff to people near it. Eventually the mushroom will start to decay, you can keep it healed for awhile but eventually it will decay too fast and you'll need to move on to another one. </text:span></text:p>
      <text:p text:style-name="P30"><text:span text:style-name="T9">Now there are also bad mushrooms that spawn called </text:span><text:span text:style-name="T28">MIND FUNGUS.</text:span><text:span text:style-name="T9"> These don't do any damage but will pop up in your raid and slow casting speed by 75%. They have low health and can be killed off quickly so its probably important enough to clean </text:span><text:soft-page-break/><text:span text:style-name="T9">these up periodically. And the last thing that will spawn in the fight is called a </text:span><text:span text:style-name="T28">SPORE SHOOTER.</text:span><text:span text:style-name="T9"> True to its name, it will shoot spores and they'll explode for about 50k when it hits someone. Ranged should try to soak this up if they can so it doesn't splash to a lot of people like in melee. </text:span></text:p>
      <text:p text:style-name="P30"><text:span text:style-name="T9">Ok then, lots of things spawning, lots of stuff creeping and flamethrowers. Its a bunch to sort out but really it feels like this fight comes down to fast target switching by the entire raid and good flamethrower usage. Healers should try and get mushrooms healed up quickly and the raid should stack near it for the haste or healing but make sure to keep the adds and boss away from them. Whomever has flamethrower duty needs to keep the area around the boss super clear or else risk the boss and adds healing to the creeping moss. Not to mention its good to use the flamethrower on cooldown to get the damage buff. Just make sure to let it cooldown like on this meter here so you can keep using it when its important to clear creep.</text:span></text:p>
      <text:p text:style-name="P30"><text:span text:style-name="T9">Melee needs to switch to the </text:span><text:span text:style-name="T29">FLESH-EATER</text:span><text:span text:style-name="T9"> to not only get it down fairly quickly but to also keep the interrupts going hardcore. Its not bad if you miss one every now and then but save your healers some pain and such. Ranged needs to swap quickly to </text:span><text:span text:style-name="T28">MIND FUNGUS</text:span><text:span text:style-name="T9"> and </text:span><text:span text:style-name="T28">SPORE SHOOTER</text:span><text:span text:style-name="T30">, </text:span><text:span text:style-name="T9">they especially can spawn way across the room and it can be a pain to get to sometimes. And of course, tanks need to switch quickly for </text:span><text:span text:style-name="T29">NECROTIC BREATH</text:span><text:span text:style-name="T9"> so they can survive. Oh yeah and make sure that only one tank gets hit with the breath otherwise its going to be a bad time with two 99% healing debuffs on both tanks. </text:span></text:p>
      <text:p text:style-name="P37"><text:span text:style-name="T9"/></text:p>
      <text:p text:style-name="P37"><text:span text:style-name="T9">Its mainly a lot of target switching. </text:span></text:p>
      <text:p text:style-name="P37"><text:span text:style-name="T9"/></text:p>
      <text:p text:style-name="P13"><text:span text:style-name="T9">REMEMBER:</text:span></text:p>
      <text:p text:style-name="P30"><text:span text:style-name="T9">Tanks, pick up flesh-eaters, take the necrotic breath solo and then swap off for each breath. Healers, heal up the good mushrooms while staying away from the bad ones and beware of Infesting Spores in terms of incoming raid damage. Melee dps should burn down and interrupt the Flesh-eaters. Ranged should be on spore shooters and mind fungi. Flamethrower peeps, do your thing to keep the decks clear.</text:span></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25"><text:soft-page-break/><text:span text:style-name="T9">Twin Ogron</text:span></text:p>
      <text:p text:style-name="P30"><text:span text:style-name="T9"/></text:p>
      <text:p text:style-name="P30"><text:span text:style-name="T9">They are the Twin Ogron, Pol and Phemos. </text:span></text:p>
      <text:p text:style-name="P30"><text:span text:style-name="T9">Unlike many dual bosses or council style fights, these bosses do NOT share a healthpool so you do have a choice of which one of these ugly mugs you want to take down first. There is much to this fight.</text:span></text:p>
      <text:p text:style-name="P30"><text:span text:style-name="T9">The basic mechanics of this fight have to do with two things. The bosses' energy bars and the distance the bosses are apart. The bosses will start with energy that is offset, at least it was in testing. Phemos had almost 100 energy to start and Pol started with just a little energy. This guaranteed some things would happen on the pull and their abilities would be offset to start. We'll get more into that as we describe their individual mechanics. But for now, just know that whenever one of the Ogron reach </text:span><text:span text:style-name="T30">33</text:span><text:span text:style-name="T9"> energy, they will do a </text:span><text:span text:style-name="T28">special weapon attack</text:span><text:span text:style-name="T9">, when they reach </text:span><text:span text:style-name="T30">66</text:span><text:span text:style-name="T9"> energy, they will do some kind of </text:span><text:span text:style-name="T28">shout attack</text:span><text:span text:style-name="T9">, and then at </text:span><text:span text:style-name="T30">100</text:span><text:span text:style-name="T9"> </text:span><text:span text:style-name="T30">energy</text:span><text:span text:style-name="T9">, they will do </text:span><text:span text:style-name="T28">a big aoe</text:span><text:span text:style-name="T9"> raid type attack.</text:span></text:p>
      <text:p text:style-name="P31"><text:span text:style-name="T9">The other big mechanic to note is that as you drag the Ogron apart from each other, they will receive a haste boost allowing their casting time to decrease and reduce the amount of time you have to react to things. So for the most part, you want the twins to be together. Thats not always possible as you'll see soon but this sort of prevents you from just separating them the entire fight. </text:span></text:p>
      <text:p text:style-name="P31"><text:span text:style-name="T9"/></text:p>
      <text:p text:style-name="P31"><text:span text:style-name="T9">So back to their energy attacks.</text:span></text:p>
      <text:p text:style-name="P31"><text:span text:style-name="T9">Pol's weapon attack is fairly simple, he will basically charge someone who is a distant target. If you are hit with him charging, you'll be knocked back and take a chunk of damage. For the most part, he telegraphs this so you can avoid it.</text:span></text:p>
      <text:p text:style-name="P31"><text:span text:style-name="T9">Pol's shout is fairly simple. He will just do an Interrupting Shout which does some light damage and interrupts any spell casting for 6 seconds. Probably want to not be casting anything before he does this at 66 energy.</text:span></text:p>
      <text:p text:style-name="P31"><text:span text:style-name="T9">Lastly, Pol's aoe move is to Pulverize the ground three times. The pulverizes are different and go in this kind of sequence. First, he'll do a light bit of damage to everyone and in an area 3 yards around players. Just can't be all stacked on each other or this will smack your raid around. Then his second pulverize drops some of the ceiling down in an 8 yard area around some of your raid. Again, you should be able to avoid this as a graphic preceeds it on the ground for the most part. Lastly, he'll do a big pulverize that hits the whole raid for some decent damage that will do less the further away you are from the center of it. Try to be out of this one for sure. </text:span></text:p>
      <text:p text:style-name="P31"><text:span text:style-name="T9">That's it for Pol, next up we'll do Phemos.</text:span></text:p>
      <text:p text:style-name="P31"><text:span text:style-name="T9">His weapon attack is a fairly simple Whirlwind but pay attention to this one, it has a tank type mechanic built into it. We'll go over it more when talking about the other </text:span><text:soft-page-break/><text:span text:style-name="T9">tank debuffs. But for now, just don't get hit by the big old whirlwind. Phemos' shout is interesting and called Enfeeblinrg Roar. This does some damage, but more interestingly, it will give everyone hit by it within 20 yards a debuff. It will increase your damage taken for a period of time. </text:span></text:p>
      <text:p text:style-name="P31"><text:span text:style-name="T9">Finally, Phemos' raid wide move is one that will keep you on your toes. Its called Quake and will do some light damage for awhile but more importantly, he'll throw some weapons down and fire waves will spawn from these weapons. They move and twist and cross and you'll find it hard to avoid. For the most part, “don't stand in fire” applies here. If you get into the fire, it will give you a stacking dot that hurts a little. Maybe 10 to 12 k a tick for a few stacks. Thats not too bad but its all avoidable so do your best. </text:span></text:p>
      <text:p text:style-name="P31"><text:span text:style-name="T9">So that is all for the big mechanics. </text:span></text:p>
      <text:p text:style-name="P31"><text:span text:style-name="T9">Tanks: Both bosses have a big tank hit that they'll do periodically. Pol does a Shield bash that has some Arcane damage added on top. Phemos does a Double Slash that will inflict an Arcane dot on the tank that stacks. Although both of these mechanics seemed to not be working on these pulls. Whats more interesting is that the Whirlwind that Phemos does increases damage taken from Shield Bash by 10% per stack. This can get up there quickly and kind of seems like it doesn't allow you to tank swap right after a whirlwind. So work this out tanks. I was unfortunately ranged for this fight and didn't get a chance to see how it worked out specifically for tanks. It looked like our tanks would taunt off right as the quake was happening. But it may work out that a tank swap isn't necessary. </text:span></text:p>
      <text:p text:style-name="P31"><text:span text:style-name="T9"/></text:p>
      <text:p text:style-name="P38"><text:span text:style-name="T9">This is all about stacking, spreading, and avoiding fire or not avoiding fire.</text:span></text:p>
      <text:p text:style-name="P31"><text:span text:style-name="T9">The placement of the fire from the Quake weapons was a first bit that many guilds figured out. You can make the boss throw the weapons in front and behind him against a wall and avoid much of the damage here. If you don't mess with something like that, other guilds found the damage from the fire to be light enough to just stack and heal through. And finally, if you want to use hunter's awesome raid CD, aspect of the fox, you can also just do the old “don't stand in fire” routine and avoid as much of it as possible.</text:span></text:p>
      <text:p text:style-name="P31"><text:span text:style-name="T9"/></text:p>
      <text:p text:style-name="P31"><text:span text:style-name="T9">In fact, the fight starts off with Quake being immediately cast, so you'll have to deal with at least one set of weapons shooting out fire.</text:span></text:p>
      <text:p text:style-name="P31"><text:span text:style-name="T9">With some raid CDs its probably a decent strategy. From there, its sort of a stack, spread type thing going on. You'll get a charge from Pol. You can bait this if you want with a ranged but its not a bad deal to have the Phemos tank drag him away for a little bit right before whirlwind and bair the charge. Whirlwind is obviously something you either spread away from or drag the boss away. Remember that it will give the tank a debuff taking more damage from Pol so be careful the Pol tank doesn't get hit. </text:span></text:p>
      <text:p text:style-name="P31"><text:span text:style-name="T9"><text:s/>Next you'll have the interrupting shout and then the enfeebling roar. It seems like </text:span><text:soft-page-break/><text:span text:style-name="T9">most groups would stack as many people in for the roar as they could unless they cheated it with a smoke bomb. Smoke bomb prevented it from even working at all so likely will get fixed before this one goes live. Immediately after enfeebling roar, you would spread out so that the first bit of pulverize didn't splash to others. Then its a matter of staying spread for the 2nd pulverizes and then running away from the center of the 3rd. After that , this fight is rinse and repeat.</text:span></text:p>
      <text:p text:style-name="P31"><text:span text:style-name="T9"/></text:p>
      <text:p text:style-name="P31"><text:span text:style-name="T9">The bosses do not share a health pool. That seems to be intended because if you kill one of them off, the other gains a large enrage buff.</text:span></text:p>
      <text:p text:style-name="P31"><text:span text:style-name="T9"/></text:p>
      <text:p text:style-name="P14"><text:span text:style-name="T9">REMEMBER:</text:span></text:p>
      <text:p text:style-name="P31"><text:span text:style-name="T9">Tanks, move Phemos in and out for whirlwind and see if you can put the quake weapons on the wall. Healers watch for the interrupting shout and do you best to heal through the quake fire and pulverizes. Dps, avoid fire, and split the debuff from Enfeebling Roar while stacking and spreading a whole bunch.</text:span></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26"><text:soft-page-break/><text:span text:style-name="T9">Ko'ragh</text:span></text:p>
      <text:p text:style-name="P31"><text:span text:style-name="T9"/></text:p>
      <text:p text:style-name="P31"><text:span text:style-name="T9">Get ready for a complex shield/barrier/energy mechanic in this next one. Ko'ragh is the 2nd to last boss in this instance and really ups the mechanic difficulty.</text:span></text:p>
      <text:p text:style-name="P31"><text:span text:style-name="T9">First off, he can't be damaged by magical damage as he has a huge nullification barrier. You have to bring this barrier down and then he'll start to recharge it. Only then can you have someone absorb some of that energy and get a barrier of their own. They use that barrier to protect the raid from some orbs that come down and splash a bunch of aoe damage on the raid. Oh yeah and there are like 4 other main abilities the boss has that the raid has to respond to.</text:span></text:p>
      <text:p text:style-name="P32"><text:span text:style-name="T28">So boss has their shield barrier.</text:span><text:span text:style-name="T9"> You need to break that by doing magic damage to them. Ok, no big deal. As soon as the shield is broken, the boss will go to the center of the room and start channeling energy back onto himself. At that point, you can do full damage to the boss and he spawns some adds called Volatile Anomalies. These need to be picked up by the tank and we'll talk about them in a bit. But for now, you can have one raid member, usually a ranged dps hop into the channel of energy near the boss. </text:span></text:p>
      <text:p text:style-name="P32"><text:span text:style-name="T9">This will give that raid member </text:span><text:span text:style-name="T28">CAUSTING ENERGY</text:span><text:span text:style-name="T9">. They will take some arcane damage for every second they stay in there and also have a reduced healing debuff of 35%. So its harder to heal them. This damage and debuff can't be immuned by things like deterrence or pally bubbles. You can duck in and out of the caustic energy and it grants you a nullification barrier. The longer you absorb the energy during the phase, the bigger your shield. It would be recommended for healers to bomb this person with heals at least the first few times through. </text:span></text:p>
      <text:p text:style-name="P32"><text:span text:style-name="T9"/></text:p>
      <text:p text:style-name="P32"><text:span text:style-name="T9">So whats this big shield for? Well it absorbs all magical damage that hits the person with that shield. While this means that person is now more likely to survive, you do need to apply the shield to the right thing. That thing is called </text:span><text:span text:style-name="T28">OVERFLOWING ENERGY</text:span><text:span text:style-name="T9"> and its these orbs coming from the ceiling. Whenever they strike the ground, they will first off likely kill anyone without a shield being hit directly by it. But when they hit the ground, they do a big chunk of raid-wide aoe damage for each one that hits. More and more of these orbs will drop as the fight goes on. </text:span></text:p>
      <text:p text:style-name="P32"><text:span text:style-name="T9"/></text:p>
      <text:p text:style-name="P32"><text:span text:style-name="T9"><text:s/>So maybe you've put it together now but basically the raid member who has the shield needs to soak as many of these Overflowing Energy balls as possible. And you'll need to have more and more shielded raid members as the fight goes on coordinating who's taking which energy balls. Tf one hits, its not going to wipe you and in fact, you likely won't have anyone to soak the first couple of these balls coming down. But do your best. </text:span></text:p>
      <text:p text:style-name="P32"><text:span text:style-name="T9"><text:s/></text:span></text:p>
      <text:p text:style-name="P32"><text:soft-page-break/><text:span text:style-name="T9">Ok, so we've handled that mechanic hopefully. Now lets talk about the numerous other things going on. Ranged and heals needs to worry about </text:span><text:span text:style-name="T28">SUPPRESSION FIELDS</text:span><text:span text:style-name="T9">. The boss will charge out to them and smack the ground creating one of these void zones. If you are in it, you take some damage and are also silenced. Ah but check it, this suppression field actually helps you some. Remember those adds that spawned during the recharge phase. Those </text:span><text:span text:style-name="T28">VOLATILE ANOMALIES </text:span><text:span text:style-name="T9">will actually explode for some big aoe damage to the raid when they die UNLESS they die within a suppression field. Park them in there as they die and no damage. </text:span></text:p>
      <text:p text:style-name="P32"><text:span text:style-name="T9">Moving on the rest of the mechanics are called “</text:span><text:span text:style-name="T28">EXPEL MAGIC” spells</text:span><text:span text:style-name="T9">. These are done in sequence by the boss throughout the entire fight unless of course he is recaharging. Expel Magic: Fire will put a small fire dot on the entire raid for 10 seconds. Once it expires, it will explode in a 5 yard radius for some big fire damage. The basic lesson is everyone needs to spread out when it expires of course. You can immune the application of the dot but can't immune the explosion at the end. </text:span></text:p>
      <text:p text:style-name="P32"><text:span text:style-name="T9"/></text:p>
      <text:p text:style-name="P32"><text:span text:style-name="T9">Next up is a </text:span><text:span text:style-name="T1">tank mechanic</text:span><text:span text:style-name="T9"> called </text:span><text:span text:style-name="T28">EXPEL MAGIC: ARCANE.</text:span><text:span text:style-name="T9"> This puts a weird effect on the tanks. It makes them rapidly drop little void zones that explode for huge damage a few seconds later to anyone within 5 yards of it. It also causes them to take 100% more physical damage. The latter part there is obviously to force a tank swap. But even more so, the little explodey void zones means that tank needs to get away from everyone so stay away as the tank runs and drops these void zones all over the place. </text:span></text:p>
      <text:p text:style-name="P32"><text:span text:style-name="T28">EXPEL MAGIC: FROST</text:span><text:span text:style-name="T9"> is the next one up. It drops an orb of frost that does a big chunk of aoe damage to the whole raid when it comes out and then slows anyone within 20 yards of it by 85%. As you get further away, the snare effect isn't as bad. Just get out of it quickly.</text:span></text:p>
      <text:p text:style-name="P32"><text:span text:style-name="T9">Lastly, </text:span><text:span text:style-name="T28">EXPEL MAGIC: SHADOW</text:span><text:span text:style-name="T9"> hits all players with a very large heal absorption effect that prevents around 140k healing received. Healers need to get through that quickly so people don't take any additional damage and die. </text:span></text:p>
      <text:p text:style-name="P32"><text:span text:style-name="T9">Last thing to note before we head to strategy. For every 10 seconds that the boss has his barrier, he will get a stacking damage buff. Its only about 6% but it means you need to focus on that barrier so he doesn't slaughter the tanks. Now its time to address strategy. The first thing you should probably setup is who is going to take the shield barriers during the boss' frequent recharging phases.</text:span></text:p>
      <text:p text:style-name="P32"><text:span text:style-name="T9">Tanks obviously need to swap off for Expel Magic: Arcane. But also during the recharge, they need to pick up the volatile anomalies. Then they need to tank them in the suppression fields and melee dps can beat on them. Ranged dps should not be focused yet on killing the adds. They should be doing full damage to the boss because of the Recharge phase. Once Recharge is over, the whole raid should blast the adds and be back to handling the normal phase mechanics. </text:span></text:p>
      <text:p text:style-name="P32"><text:span text:style-name="T9"/></text:p>
      <text:p text:style-name="P32"><text:soft-page-break/><text:span text:style-name="T9">Positioning-wise, you should try to avoid being in the center for the most part. Especially when the boss' shield is about to be busted. Its also good to have the Frost orbs dropped on the outside. They are usually dropped on the tanks so just get ready to use a Roar or something to get out quickly. Lastly, healers should bust out healing throughput cooldowns to get through the Expel Magic: Shadow debuff. </text:span></text:p>
      <text:p text:style-name="P32"><text:span text:style-name="T9"/></text:p>
      <text:p text:style-name="P15"><text:span text:style-name="T9">REMEMBER:</text:span></text:p>
      <text:p text:style-name="P32"><text:span text:style-name="T9">Tanks, swap for Expel Magic: Arcane, run away with it, and then remember to tank the Anomalies in the suppression fields. Healers, heal hard through the Expel Magic: Shadow debuff and keep healing the Caustic Energy target while they get shielded. Dps, if you are supposed to get the nullification shield, dip in and out and then soak up the Overwhelming Energy orbs quickly. Otherwise, just try to stay away from suppression fields and like the rest of the raid, explode your Expel Magic: Fire away from everyone else. </text:span></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27"><text:soft-page-break/><text:span text:style-name="T9">Imperator Mar'gok</text:span></text:p>
      <text:p text:style-name="P32"><text:span text:style-name="T9"/></text:p>
      <text:p text:style-name="P32"><text:span text:style-name="T9">Imperator Margok has a few mechanics but likes to tweak them throughout your fight.</text:span></text:p>
      <text:p text:style-name="P33"><text:span text:style-name="T9">So the main deal in this encounter is that the boss has 5 main mechanics. Those mechanics will then be altered by 3 runes the boss charges that will so different things. There are also a few intermission phases while the boss is charging the 2nd and 3rd runes. So there is phase 1 where the 5 mechanics are unaltered, then phase 2, an intermission, phase 3, an intermission, and finally a phase 4.</text:span></text:p>
      <text:p text:style-name="P33"><text:span text:style-name="T9">Before diving into the 5 mechanics, there is a tank swap mechanic here that is actually the reverse of many things we've seen before on tank swaps. So usually there is some debuff the tank gets that forces a swap. What the mechanic is here is that the boss will gain an attack speed increase for each time it hits the same target. So instead of debuffing you, he buffs himself as long as you keep the same tank on him. Besides not letting this buff stack too high, its probably best to swap off during the </text:span><text:span text:style-name="T28">MARK OF CHAOS</text:span><text:span text:style-name="T9"> tank mechanic that we'll get to later.</text:span></text:p>
      <text:p text:style-name="P33"><text:span text:style-name="T9"/></text:p>
      <text:p text:style-name="P33"><text:span text:style-name="T9">The first one is called </text:span><text:span text:style-name="T28">ARCANE WRATH</text:span><text:span text:style-name="T9">. This is a fun one. The boss will put this brand on a random raid member and after 4 seconds, it will explode on them for about 65k arcane damage. It will also jump to the nearest ally within 200 yards. For each time it jumps, it will do 25% more damage but its range of jumping will decrease by 50%. So its range will start out at 200 yards, then go down to 100 yards, then 50, 25, etc. By the time it gets to 25 yards, its doing about 125k damage. What you really want to happen is for there not to be anyone close enough for it to jump to so that the mechanic stops. Its tricky, but usually you try to bounce it between a few ranged and then have one of them escape away at some point. </text:span></text:p>
      <text:p text:style-name="P33"><text:span text:style-name="T9">Next up is </text:span><text:span text:style-name="T28">DESTRUCTIVE RESONANCE</text:span><text:span text:style-name="T9">. This is simply a void zone mine type thing that will persist on the ground for 1 minute. If someone steps in it, the entire raid takes 84k arcane damage and the one who stepped in it gets stunned and debuffed to take more arcane damage. The obvious thing here is to not set off the mine. Thats really all there is to it. </text:span></text:p>
      <text:p text:style-name="P33"><text:span text:style-name="T9">Now the boss will summon an </text:span><text:span text:style-name="T28">ARCANE ABERRATION</text:span><text:span text:style-name="T9">. This add will pulse for raid wide damage. It of course needs to be a priority for your dps but there really isn't much special to it. Healers just need to be aware the raid will take some steady damage here. Moving on, </text:span><text:span text:style-name="T28">MARK OF CHAOS</text:span><text:span text:style-name="T9"> is a fun one for tanks. He'll put it on the active tank and that tank will explode for 250k arcane damage to all raid members within 35 yards of the tank after 8 seconds. Basically, the tank that gets this needs to jet away from the raid as soon as possible. </text:span><text:span text:style-name="T1">Get moving!</text:span><text:span text:style-name="T9"> </text:span></text:p>
      <text:p text:style-name="P33"><text:span text:style-name="T9"/></text:p>
      <text:p text:style-name="P33"><text:soft-page-break/><text:span text:style-name="T9">Last of the 5 main mechanics is </text:span><text:span text:style-name="T28">FORCE NOVA</text:span><text:span text:style-name="T9">. This is a nova of energy that hits people for about 36k per half second that you are in the edge of the nova. Best to just run into it as soon as possible. Although it is fun to disengage or blink through it and take less damage. So again, those are the phase 1 mechanics and you will likely only see them one if that as the boss transitions to phase 2 at 90%. </text:span></text:p>
      <text:p text:style-name="P33"><text:span text:style-name="T9"/></text:p>
      <text:p text:style-name="P33"><text:span text:style-name="T9">Here he starts to charge the rune of displacement. This affects all the mechanics making them do something with movement. So Arcane Wrath now will tether the person affected to an area within 10 yards of when they got afflicted by Arcane Wrath. The area they are tethered to is indicated by this little zone. Destructive Resonance will now grow to twice its size over the course of the next 30 seconds. This just means you need to stay even further away from these void zones. </text:span></text:p>
      <text:p text:style-name="P33"><text:span text:style-name="T9">The Arcane Aberration will now knock all players back when they die. This doesn't sound so bad, but remember to not get knocked into Destructive Resonance. Mark of Chaos will make the tank teleport to a random location after it expires. Really annoying of course. And lastly, Force Nova will now actively push players away as it goes out which means you might spend more time in the actual nova than you may want to.</text:span></text:p>
      <text:p text:style-name="P33"><text:span text:style-name="T9"/></text:p>
      <text:p text:style-name="P33"><text:span text:style-name="T9">Its a lot to remember but the mechanics are basically the same. Just as they get tweaked, so you have to tweak a little bit to adjust to them. So like you'll probably want to do a stampeding roar to get through the Force Nova pushing everyone back. Or like when dealing with Arcane Wrath, you'll want the raid to move away from the people handling it as opposed to the ranged people running away from the raid. Just things like that. </text:span></text:p>
      <text:p text:style-name="P33"><text:span text:style-name="T9"/></text:p>
      <text:p text:style-name="P33"><text:span text:style-name="T9">So after the boss reaches 60% health, he'll go over and awaken the </text:span><text:span text:style-name="T28">RUNE OF FORTIFICATION.</text:span><text:span text:style-name="T9"> He'll be doing this for 1 full minute and during that time, two </text:span><text:span text:style-name="T30">Gorian Warmages</text:span><text:span text:style-name="T9"> come out. In addition Volatile Anomalies come out of the rune every 12 seconds. The anomalies can and should be tanked. They basically explode for a little bit of aoe damage when they die. The warmages are trickier. They will fixate on random players for 15 seconds at a time. And if they are close to each other, they will get massively buffed. Basically it looks like you just try to keep them separated and burn them down while staying spread out for their Slow and Nether Blasts that splash arcane damage. </text:span></text:p>
      <text:p text:style-name="P33"><text:span text:style-name="T9">Rune of Fortification basically buffs each of the main mechanics in some manner to make them stronger. So Arcane Wrath will only lose 25% of its range each time it jumps. Destructive Resonance will persist for 2 minutes instead of just 1. Aberrations have more health and are immune to CC. Mark of Chaos roots the tank affected which means the raid needs to run away from the tank although it was unclear if dispelling the root was possible. And lastly, Force Nova will happen 3 times in a row. </text:span></text:p>
      <text:p text:style-name="P33"><text:soft-page-break/><text:span text:style-name="T9">The 2nd intermission at 30% health will have the same adds but also adds a Gorian Reaver. The reaver needs to be tanked and pointed away from the raid. He does a big shockwave and he also drops threat periodically so the tanks needs to be quick to regain it and point this guy away from the raid. </text:span></text:p>
      <text:p text:style-name="P33"><text:span text:style-name="T9"/></text:p>
      <text:p text:style-name="P33"><text:span text:style-name="T9">Lastly, phase 4 is the </text:span><text:span text:style-name="T28">RUNE OF REPLICATION</text:span><text:span text:style-name="T9">. As you might have guessed by now, this changes the main mechanics to do something replication-like. </text:span><text:span text:style-name="T30">Arcane Wrath</text:span><text:span text:style-name="T9"> will brand another player when it jumps thus splitting the mechanic over and over. Spread the heck out! </text:span><text:span text:style-name="T30">Destructive Resonance </text:span><text:span text:style-name="T9">will dump two more resonance fields on the ground. Ok, more stuff to not stand in. </text:span><text:span text:style-name="T30">Arcane Aberrations</text:span><text:span text:style-name="T9"> split into </text:span><text:span text:style-name="T28">7 ARCANE REMNANTS</text:span><text:span text:style-name="T9"> when they are killed. </text:span><text:span text:style-name="T30">Mark of Chaos</text:span><text:span text:style-name="T9"> will summon 8 orbs of chaos that willTanks, swap off as the boss gets damage buff stacks and get away from the raid with Mark of Chaos in whatever way you can per phase. Heals, be ready for Arcane Aberrations and keep an eye on people with Arcane Wrath. Dps, handle Arcane Wrath if you are ranged and switch to aberrations quickly fly out from the tank and will hit you for big damage if you get hit by one. Lastly, </text:span><text:span text:style-name="T30">Force Nova</text:span><text:span text:style-name="T9"> will replicate the damage it does to any nearby allies of your within 5 yards. So be spread out as you go through this one basically.</text:span></text:p>
      <text:p text:style-name="P33"><text:span text:style-name="T9"/></text:p>
      <text:p text:style-name="P33"><text:span text:style-name="T9">So again, this is a long guide and some of it speculation but hopefully you get the idea of this fight. Same mechanics, but tweaked per phase plus some intermission adds. </text:span></text:p>
      <text:p text:style-name="P33"><text:span text:style-name="T9"/></text:p>
      <text:p text:style-name="P16"><text:span text:style-name="T9">REMEMBER:</text:span></text:p>
      <text:p text:style-name="P33"><text:span text:style-name="T9">Tanks, swap off as the boss gets damage buff stacks and get away from the raid with Mark of Chaos in whatever way you can per phase. Heals, be ready for Arcane Aberrations and keep an eye on people with Arcane Wrath. Dps, handle Arcane Wrath if you are ranged and switch to aberrations quickly.</text:span></text:p>
      <text:p text:style-name="P33"><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02T20:11:01.973477226</meta:creation-date>
    <dc:date>2014-11-02T23:43:27.571806266</dc:date>
    <dc:creator>ilaria </dc:creator>
    <meta:editing-duration>PT14M1S</meta:editing-duration>
    <meta:editing-cycles>1</meta:editing-cycles>
    <meta:document-statistic meta:table-count="0" meta:image-count="0" meta:object-count="0" meta:page-count="17" meta:paragraph-count="116" meta:word-count="6967" meta:character-count="37160" meta:non-whitespace-character-count="30242"/>
    <meta:generator>LibreOffice/4.1.3.2$Linux_X86_64 LibreOffice_project/410m0$Build-2</meta:generator>
  </office:meta>
</office:document-meta>
</file>